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Cím" style:master-page-name="MP0" style:family="paragraph">
      <style:paragraph-properties fo:break-before="page" fo:text-align="center" fo:line-height="150%"/>
      <style:text-properties style:font-name="Times New Roman" fo:language="en" fo:country="US"/>
    </style:style>
    <style:style style:name="P2" style:parent-style-name="Alcím" style:family="paragraph">
      <style:paragraph-properties fo:text-align="center" fo:line-height="150%"/>
      <style:text-properties style:font-name="Times New Roman" fo:language="en" fo:country="US"/>
    </style:style>
    <style:style style:name="P3" style:parent-style-name="Alcím" style:family="paragraph">
      <style:paragraph-properties fo:text-align="center" fo:line-height="150%"/>
      <style:text-properties style:font-name="Times New Roman" fo:language="en" fo:country="US"/>
    </style:style>
    <style:style style:name="P4" style:parent-style-name="Alcím" style:family="paragraph">
      <style:paragraph-properties fo:text-align="center" fo:line-height="150%"/>
      <style:text-properties style:font-name="Times New Roman" fo:language="en" fo:country="US"/>
    </style:style>
    <style:style style:name="P5" style:parent-style-name="Alcím" style:family="paragraph">
      <style:paragraph-properties fo:text-align="center" fo:line-height="150%"/>
      <style:text-properties style:font-name="Times New Roman" fo:language="en" fo:country="US"/>
    </style:style>
    <style:style style:name="P6" style:parent-style-name="Címsor1" style:family="paragraph">
      <style:paragraph-properties fo:line-height="150%"/>
      <style:text-properties style:font-name="Times New Roman" fo:language="en" fo:country="US"/>
    </style:style>
    <style:style style:name="P7" style:parent-style-name="Normál" style:family="paragraph">
      <style:paragraph-properties fo:line-height="150%"/>
      <style:text-properties style:font-name="Times New Roman" fo:language="en" fo:country="US"/>
    </style:style>
    <style:style style:name="P8" style:parent-style-name="Címsor1" style:family="paragraph">
      <style:paragraph-properties fo:line-height="150%"/>
      <style:text-properties style:font-name="Times New Roman" fo:language="en" fo:country="US"/>
    </style:style>
    <style:style style:name="P9" style:parent-style-name="Címsor2" style:family="paragraph">
      <style:paragraph-properties fo:line-height="150%"/>
      <style:text-properties style:font-name="Times New Roman" fo:font-size="12pt" style:font-size-asian="12pt" style:font-size-complex="12pt" fo:language="en" fo:country="US"/>
    </style:style>
    <style:style style:name="T10" style:parent-style-name="Kiemelés2" style:family="text">
      <style:text-properties fo:font-weight="normal" style:font-weight-asian="normal" style:font-weight-complex="normal"/>
    </style:style>
    <style:style style:name="P11" style:parent-style-name="Címsor3" style:family="paragraph">
      <style:paragraph-properties fo:line-height="150%"/>
      <style:text-properties style:font-name="Times New Roman" fo:language="en" fo:country="US"/>
    </style:style>
    <style:style style:name="P12" style:parent-style-name="Normál" style:family="paragraph">
      <style:paragraph-properties fo:line-height="150%"/>
      <style:text-properties style:font-name="Times New Roman" fo:language="en" fo:country="US"/>
    </style:style>
    <style:style style:name="P13" style:parent-style-name="Normál" style:family="paragraph">
      <style:paragraph-properties fo:line-height="150%"/>
      <style:text-properties style:font-name="Times New Roman" fo:language="en" fo:country="US"/>
    </style:style>
    <style:style style:name="P14" style:parent-style-name="Listaszerűbekezdés" style:family="paragraph">
      <style:paragraph-properties fo:line-height="150%"/>
      <style:text-properties style:font-name="Times New Roman" fo:language="en" fo:country="US"/>
    </style:style>
    <style:style style:name="P15" style:parent-style-name="Listaszerűbekezdés" style:family="paragraph">
      <style:paragraph-properties fo:line-height="150%"/>
      <style:text-properties style:font-name="Times New Roman" fo:language="en" fo:country="US"/>
    </style:style>
    <style:style style:name="P16" style:parent-style-name="Listaszerűbekezdés" style:family="paragraph">
      <style:paragraph-properties fo:line-height="150%"/>
      <style:text-properties style:font-name="Times New Roman" fo:language="en" fo:country="US"/>
    </style:style>
    <style:style style:name="P17" style:parent-style-name="Listaszerűbekezdés" style:family="paragraph">
      <style:paragraph-properties fo:line-height="150%"/>
      <style:text-properties style:font-name="Times New Roman" fo:language="en" fo:country="US"/>
    </style:style>
    <style:style style:name="P18" style:parent-style-name="Listaszerűbekezdés" style:family="paragraph">
      <style:paragraph-properties fo:line-height="150%"/>
      <style:text-properties style:font-name="Times New Roman" fo:language="en" fo:country="US"/>
    </style:style>
    <style:style style:name="P19" style:parent-style-name="Listaszerűbekezdés" style:family="paragraph">
      <style:paragraph-properties fo:line-height="150%"/>
      <style:text-properties style:font-name="Times New Roman" fo:language="en" fo:country="US"/>
    </style:style>
    <style:style style:name="P20" style:parent-style-name="Normál" style:family="paragraph">
      <style:paragraph-properties fo:line-height="150%"/>
      <style:text-properties style:font-name="Times New Roman" fo:language="en" fo:country="US"/>
    </style:style>
    <style:style style:name="P21" style:parent-style-name="Címsor3" style:family="paragraph">
      <style:paragraph-properties fo:line-height="150%"/>
      <style:text-properties style:font-name="Times New Roman" fo:language="en" fo:country="US"/>
    </style:style>
    <style:style style:name="P22" style:parent-style-name="Normál" style:family="paragraph">
      <style:paragraph-properties fo:line-height="150%"/>
    </style:style>
    <style:style style:name="T23" style:parent-style-name="Bekezdésalapbetűtípusa" style:family="text">
      <style:text-properties style:font-name="Times New Roman" fo:language="en" fo:country="US"/>
    </style:style>
    <style:style style:name="T24" style:parent-style-name="Bekezdésalapbetűtípusa" style:family="text">
      <style:text-properties style:font-name="Times New Roman" fo:language="en" fo:country="US"/>
    </style:style>
    <style:style style:name="T25" style:parent-style-name="Finomkiemelés" style:family="text">
      <style:text-properties style:font-name="Times New Roman" fo:language="en" fo:country="US"/>
    </style:style>
    <style:style style:name="T26" style:parent-style-name="Bekezdésalapbetűtípusa" style:family="text">
      <style:text-properties style:font-name="Times New Roman" fo:language="en" fo:country="US"/>
    </style:style>
    <style:style style:name="P27" style:parent-style-name="Címsor2" style:family="paragraph">
      <style:paragraph-properties fo:line-height="150%"/>
      <style:text-properties style:font-name="Times New Roman" fo:font-size="12pt" style:font-size-asian="12pt" style:font-size-complex="12pt" fo:language="en" fo:country="US"/>
    </style:style>
    <style:style style:name="P28" style:parent-style-name="Alcím" style:family="paragraph">
      <style:paragraph-properties fo:line-height="150%"/>
      <style:text-properties style:font-name="Times New Roman" fo:language="en" fo:country="US"/>
    </style:style>
    <style:style style:name="P29" style:parent-style-name="Címsor3" style:family="paragraph">
      <style:paragraph-properties fo:line-height="150%"/>
      <style:text-properties style:font-name="Times New Roman" fo:language="en" fo:country="US"/>
    </style:style>
    <style:style style:name="P30" style:parent-style-name="Normál" style:family="paragraph">
      <style:paragraph-properties fo:line-height="150%"/>
      <style:text-properties style:font-name="Times New Roman" fo:language="en" fo:country="US"/>
    </style:style>
    <style:style style:name="P31" style:parent-style-name="Címsor3" style:family="paragraph">
      <style:paragraph-properties fo:line-height="150%"/>
      <style:text-properties style:font-name="Times New Roman" fo:language="en" fo:country="US"/>
    </style:style>
    <style:style style:name="P32" style:parent-style-name="Normál" style:family="paragraph">
      <style:paragraph-properties fo:line-height="150%"/>
    </style:style>
    <style:style style:name="T33" style:parent-style-name="Bekezdésalapbetűtípusa" style:family="text">
      <style:text-properties style:font-name="Times New Roman" fo:language="en" fo:country="US"/>
    </style:style>
    <style:style style:name="T34" style:parent-style-name="Finomkiemelés" style:family="text">
      <style:text-properties style:font-name="Times New Roman" fo:language="en" fo:country="US"/>
    </style:style>
    <style:style style:name="T35" style:parent-style-name="Bekezdésalapbetűtípusa" style:family="text">
      <style:text-properties style:font-name="Times New Roman" fo:language="en" fo:country="US"/>
    </style:style>
    <style:style style:name="T36" style:parent-style-name="Bekezdésalapbetűtípusa" style:family="text">
      <style:text-properties style:font-name="Times New Roman" fo:language="en" fo:country="US"/>
    </style:style>
    <style:style style:name="P37" style:parent-style-name="Címsor2" style:family="paragraph">
      <style:paragraph-properties fo:line-height="150%"/>
      <style:text-properties style:font-name="Times New Roman" fo:font-size="12pt" style:font-size-asian="12pt" style:font-size-complex="12pt" fo:language="en" fo:country="US"/>
    </style:style>
    <style:style style:name="P38" style:parent-style-name="Alcím" style:family="paragraph">
      <style:text-properties fo:language="en" fo:country="US"/>
    </style:style>
    <style:style style:name="P39" style:parent-style-name="Címsor3" style:family="paragraph">
      <style:paragraph-properties fo:line-height="150%"/>
      <style:text-properties style:font-name="Times New Roman" fo:language="en" fo:country="US"/>
    </style:style>
    <style:style style:name="P40" style:parent-style-name="Normál" style:family="paragraph">
      <style:paragraph-properties fo:line-height="150%"/>
      <style:text-properties style:font-name="Times New Roman" fo:language="en" fo:country="US"/>
    </style:style>
    <style:style style:name="P41" style:parent-style-name="Címsor3" style:family="paragraph">
      <style:paragraph-properties fo:line-height="150%"/>
      <style:text-properties style:font-name="Times New Roman" fo:language="en" fo:country="US"/>
    </style:style>
    <style:style style:name="P42" style:parent-style-name="Normál" style:family="paragraph">
      <style:paragraph-properties fo:line-height="150%"/>
    </style:style>
    <style:style style:name="T43" style:parent-style-name="Bekezdésalapbetűtípusa" style:family="text">
      <style:text-properties style:font-name="Times New Roman" fo:language="en" fo:country="US"/>
    </style:style>
    <style:style style:name="T44" style:parent-style-name="Finomkiemelés" style:family="text">
      <style:text-properties style:font-name="Times New Roman"/>
    </style:style>
    <style:style style:name="T45" style:parent-style-name="Bekezdésalapbetűtípusa" style:family="text">
      <style:text-properties style:font-name="Times New Roman" fo:language="en" fo:country="US"/>
    </style:style>
    <style:style style:name="T46" style:parent-style-name="Bekezdésalapbetűtípusa" style:family="text">
      <style:text-properties style:font-name="Times New Roman" fo:language="en" fo:country="US"/>
    </style:style>
    <style:style style:name="P47" style:parent-style-name="Címsor1" style:family="paragraph">
      <style:paragraph-properties fo:line-height="150%"/>
      <style:text-properties style:font-name="Times New Roman" fo:language="en" fo:country="US"/>
    </style:style>
    <style:style style:name="P48" style:parent-style-name="Normál" style:family="paragraph">
      <style:paragraph-properties fo:line-height="150%"/>
    </style:style>
    <style:style style:name="T49" style:parent-style-name="Bekezdésalapbetűtípusa" style:family="text">
      <style:text-properties style:font-name="Times New Roman" fo:language="en" fo:country="US"/>
    </style:style>
    <style:style style:name="T50" style:parent-style-name="Bekezdésalapbetűtípusa" style:family="text">
      <style:text-properties style:font-name="Times New Roman" fo:language="en" fo:country="US"/>
    </style:style>
  </office:automatic-styles>
  <office:body>
    <office:text text:use-soft-page-breaks="true">
      <text:p text:style-name="P1">Deep dive into Sense HAT with Python</text:p>
      <text:p text:style-name="P2">Team Cloudy Python</text:p>
      <text:p text:style-name="P3">Bálint Décsi</text:p>
      <text:p text:style-name="P4">Balázs Drávai</text:p>
      <text:p text:style-name="P5">Tamás Lajos Virág</text:p>
      <text:h text:style-name="P6" text:outline-level="1">Goal of the project</text:h>
      <text:p text:style-name="P7">In our project we aim to collect weather-related data on sensors using Sense HAT, an add-on board for<text:s/>Raspberry Pi. Our final work will integrate a web interface that provides cloud-based features and serves users with weather forecast information.</text:p>
      <text:h text:style-name="P8" text:outline-level="1">Subtasks</text:h>
      <text:h text:style-name="P9" text:outline-level="2">Sense HAT control</text:h>
      <text:p text:style-name="Alcím"><text:span text:style-name="T10">Responsible member: Tamás Lajos Virág</text:span></text:p>
      <text:h text:style-name="P11" text:outline-level="3">Description</text:h>
      <text:p text:style-name="P12">Sense HAT is an add-on<text:s/>board for Raspberry Pi released in 2015. It adds a number of sensors to the Pi, which can come in handy when one wants to monitor weather data.</text:p>
      <text:p text:style-name="P13">The sensors which we are interested in are the followings:</text:p>
      <text:list text:style-name="LFO1" text:continue-numbering="true">
        <text:list-item>
          <text:p text:style-name="P14">gyroscope: angular rate sensor (dps): ~245/500/2000,</text:p>
        </text:list-item>
        <text:list-item>
          <text:p text:style-name="P15">magnetometer: a magnetic sensor (gauss): ~4/8/12/16,</text:p>
        </text:list-item>
        <text:list-item>
          <text:p text:style-name="P16">accelerometer: linear acceleration sensor (g): ~2/4/8/16,</text:p>
        </text:list-item>
        <text:list-item>
          <text:p text:style-name="P17">temperature sensor: accurate to ~2°C in the 0-65°C range,</text:p>
        </text:list-item>
        <text:list-item>
          <text:p text:style-name="P18">relative humidity sensor: accurate to ~4.5% in the 20-80%rH range, accurate to ~0.5°C in 15-40°C range,</text:p>
        </text:list-item>
        <text:list-item>
          <text:p text:style-name="P19">barometer: 260 – 1260 hPa absolute range (Accuracy varies depending on the temperature and pressure, it is usually ~0.1 hPa).</text:p>
        </text:list-item>
      </text:list>
      <text:p text:style-name="P20">Using this well-packed board can provide us with valuable information on weather conditions.</text:p>
      <text:soft-page-break/>
      <text:h text:style-name="P21" text:outline-level="3">Python programming</text:h>
      <text:p text:style-name="P22"><text:span text:style-name="T23">P</text:span><text:span text:style-name="T24">rogramming SenseHAT is easy due to the dedicated<text:s/></text:span><text:span text:style-name="T25">sense_hat</text:span><text:span text:style-name="T26"><text:s/>module. It includes basic reading of the different sensors. Using the built-in functions, we’ll send the achieved data to our server (detailed in the next chapter).</text:span></text:p>
      <text:h text:style-name="P27" text:outline-level="2">Server and web interface</text:h>
      <text:p text:style-name="P28">Responsible member: Balázs Drávai</text:p>
      <text:h text:style-name="P29" text:outline-level="3">Description</text:h>
      <text:p text:style-name="P30">We plan to create a web interface which allows users to access to the data received from the sensors of the SenseHAT. This will include a page where they can log in and see the data in consumable format (e.g. plots) and the database that serves the requests.</text:p>
      <text:h text:style-name="P31" text:outline-level="3">Python programming</text:h>
      <text:p text:style-name="P32"><text:span text:style-name="T33">Implementing the aforementioned service can be done by beneficiating from the easy-to-use Django Python Web framework. This requires the usage of the<text:s/></text:span><text:span text:style-name="T34">django<text:s/></text:span><text:span text:style-name="T35">module (which also includes<text:s/></text:span><text:span text:style-name="T36">database handling for smaller projects). Moreover, plotting the graphs and creating the needed functions for the UI is also done within this subtask.</text:span></text:p>
      <text:h text:style-name="P37" text:outline-level="2">Networking and forecasting</text:h>
      <text:p text:style-name="P38">Responsible member: Bálint Décsi</text:p>
      <text:h text:style-name="P39" text:outline-level="3">Description</text:h>
      <text:p text:style-name="P40">We thought about including a weather forecasting tool into the web interface. This can be done by predictions with basic machine learning algorithms. For making it more interesting, building access to a network of weather sensors and comparing our predictions to existing weather forecast data is also on our plan.</text:p>
      <text:h text:style-name="P41" text:outline-level="3">Python programming</text:h>
      <text:p text:style-name="P42"><text:span text:style-name="T43">We want to implement this part of the project with basic machine learning algorithms using the<text:s/></text:span><text:span text:style-name="T44">scikit-learn</text:span><text:span text:style-name="T45"><text:s/>module (which implies usage of the SciPy Stack projects’ modules). For accessing weather data on the web</text:span><text:span text:style-name="T46">, there are several accessible datasets with API for Python and it is yet to decide which one we want to use.</text:span></text:p>
      <text:h text:style-name="P47" text:outline-level="1">Innovation</text:h>
      <text:p text:style-name="P48"><text:span text:style-name="T49">It is clear that the main idea, a weather station with Sense HAT is an existing and well-documented project, but we believe that using<text:s/></text:span><text:span text:style-name="T50">the data acquired by it can bring interesting and new aspects to the Sense HAT experienc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" style:display-name="Cím" style:family="paragraph" style:parent-style-name="Normál" style:next-style-name="Normá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fo:color="#5A5A5A" fo:letter-spacing="0.0104in" fo:hyphenate="false"/>
    </style:style>
    <style:style style:name="AlcímChar" style:display-name="Alcím Char" style:family="text" style:parent-style-name="Bekezdésalapbetűtípusa">
      <style:text-properties style:font-name-asian="Times New Roman" fo:color="#5A5A5A" fo:letter-spacing="0.0104in"/>
    </style:style>
    <style:style style:name="Címsor1Char" style:display-name="Címsor 1 Char" style:family="text" style:parent-style-name="Bekezdésalapbetűtípus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ímsor2Char" style:display-name="Címsor 2 Char" style:family="text" style:parent-style-name="Bekezdésalapbetűtípusa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Finomkiemelés" style:display-name="Finom kiemelés" style:family="text" style:parent-style-name="Bekezdésalapbetűtípusa">
      <style:text-properties fo:font-style="italic" style:font-style-asian="italic" style:font-style-complex="italic" fo:color="#404040"/>
    </style:style>
    <style:style style:name="Kiemelés" style:display-name="Kiemelés" style:family="text" style:parent-style-name="Bekezdésalapbetűtípusa">
      <style:text-properties fo:font-style="italic" style:font-style-asian="italic" style:font-style-complex="italic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4472C4"/>
    </style:style>
    <style:style style:name="Címsor3Char" style:display-name="Címsor 3 Char" style:family="text" style:parent-style-name="Bekezdésalapbetűtípusa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Idézet" style:display-name="Idézet" style:family="paragraph" style:parent-style-name="Normál" style:next-style-name="Normá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Finomhivatkozás" style:display-name="Finom hivatkozás" style:family="text" style:parent-style-name="Bekezdésalapbetűtípusa">
      <style:text-properties fo:font-variant="small-caps" fo:color="#5A5A5A"/>
    </style:style>
    <style:style style:name="Kiemelés2" style:display-name="Kiemelés 2" style:family="text" style:parent-style-name="Bekezdésalapbetűtípusa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écsi Bálint BVDAEU</meta:initial-creator>
    <dc:creator>Décsi Bálint BVDAEU</dc:creator>
    <meta:creation-date>2021-03-02T10:23:00Z</meta:creation-date>
    <dc:date>2021-03-02T10:25:00Z</dc:date>
    <meta:template xlink:href="Normal.dotm" xlink:type="simple"/>
    <meta:editing-cycles>3</meta:editing-cycles>
    <meta:editing-duration>PT0S</meta:editing-duration>
    <meta:document-statistic meta:page-count="2" meta:paragraph-count="6" meta:word-count="393" meta:character-count="3105" meta:row-count="22" meta:non-whitespace-character-count="2718"/>
  </office:meta>
</office:document-meta>
</file>